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04:18:08.394908500</meta:creation-date>
    <meta:generator>LibreOffice/25.8.3.2$Linux_X86_64 LibreOffice_project/5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